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000000" draw:marker-start-width="0.351cm" draw:marker-end-width="0.351cm" draw:fill-color="#ffffff" draw:textarea-horizontal-align="justify" draw:textarea-vertical-align="middle" draw:auto-grow-height="false" fo:min-height="0cm" fo:min-width="0cm" fo:padding-top="0.174cm" fo:padding-bottom="0.174cm" fo:padding-left="0.299cm" fo:padding-right="0.299cm"/>
    </style:style>
    <style:style style:name="gr2" style:family="graphic" style:parent-style-name="objectwithoutfill">
      <style:graphic-properties draw:stroke="solid" svg:stroke-width="0.203cm" svg:stroke-color="#ff0000" draw:marker-start-width="0.502cm" draw:marker-end-width="0.502cm" draw:fill="none" draw:textarea-vertical-align="middle" fo:padding-top="0.224cm" fo:padding-bottom="0.224cm" fo:padding-left="0.349cm" fo:padding-right="0.349cm" draw:shadow="hidden"/>
    </style:style>
    <style:style style:name="gr3" style:family="graphic" style:parent-style-name="objectwithoutfill">
      <style:graphic-properties draw:stroke="solid" svg:stroke-width="0.053cm" svg:stroke-color="#000000" draw:marker-start-width="0.278cm" draw:marker-end-width="0.27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203cm" svg:stroke-color="#ff0000" draw:marker-start-width="0.502cm" draw:marker-end-width="0.502cm" draw:fill="none" draw:textarea-vertical-align="middle" fo:padding-top="0.224cm" fo:padding-bottom="0.224cm" fo:padding-left="0.349cm" fo:padding-right="0.3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1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4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4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4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2cm"/>
    </style:style>
    <style:style style:name="gr12" style:family="graphic" style:parent-style-name="objectwithoutfill">
      <style:graphic-properties draw:stroke="solid" svg:stroke-width="0.203cm" svg:stroke-color="#ff0000" draw:marker-start-width="0.351cm" draw:marker-end-width="0.351cm" draw:fill="none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stroke="solid" svg:stroke-width="0.102cm" svg:stroke-color="#ffffff" draw:fill-color="#eeeee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7.702cm" fo:min-width="2.309cm" fo:padding-top="0.176cm" fo:padding-bottom="0.176cm" fo:padding-left="0.301cm" fo:padding-right="0.301cm"/>
    </style:style>
    <style:style style:name="gr15" style:family="graphic" style:parent-style-name="standard">
      <style:graphic-properties draw:stroke="solid" svg:stroke-width="0.102cm" svg:stroke-color="#ffffff" draw:fill-color="#eeeee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.929cm" fo:min-width="5.251cm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8" style:family="graphic" style:parent-style-name="objectwithoutfill">
      <style:graphic-properties draw:stroke="solid" svg:stroke-width="0.203cm" svg:stroke-color="#ff0000" draw:marker-start-width="0.504cm" draw:marker-end-width="0.504cm" draw:fill="none" draw:textarea-vertical-align="middle" fo:padding-top="0.226cm" fo:padding-bottom="0.226cm" fo:padding-left="0.351cm" fo:padding-right="0.351cm"/>
    </style:style>
    <style:style style:name="gr19" style:family="graphic" style:parent-style-name="objectwithoutfill">
      <style:graphic-properties draw:stroke="soli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4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24" style:family="graphic" style:parent-style-name="standard">
      <style:graphic-properties draw:stroke="solid" svg:stroke-width="0.018cm" svg:stroke-color="#ffffff" draw:marker-start-width="0.074cm" draw:marker-end-width="0.074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17cm" fo:min-width="3.234cm"/>
    </style:style>
    <style:style style:name="gr26" style:family="graphic" style:parent-style-name="standard">
      <style:graphic-properties draw:stroke="solid" svg:stroke-width="0.102cm" svg:stroke-color="#000000" draw:marker-start-width="0.352cm" draw:marker-end-width="0.352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7" style:family="graphic" style:parent-style-name="objectwithoutfill">
      <style:graphic-properties draw:stroke="solid" svg:stroke-width="0.203cm" svg:stroke-color="#ff00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488cm" fo:min-width="0.425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488cm" fo:min-width="0.424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false" fo:min-height="0.488cm" fo:min-width="0.2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1cm" fo:min-width="0cm"/>
    </style:style>
    <style:style style:name="gr32" style:family="graphic" style:parent-style-name="standard">
      <style:graphic-properties draw:stroke="solid" svg:stroke-width="0.102cm" svg:stroke-color="#ffffff" draw:fill-color="#eeeeee" draw:textarea-horizontal-align="justify" draw:textarea-vertical-align="middle" draw:auto-grow-height="false" fo:min-height="0cm" fo:min-width="0cm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color="#ff0000" fo:font-size="13pt" fo:font-weight="bold" style:font-size-asian="13pt" style:font-size-complex="13pt"/>
    </style:style>
    <style:style style:name="P3" style:family="paragraph">
      <style:text-properties fo:font-size="13pt" fo:font-weight="bold" style:font-size-asian="13pt" style:font-size-complex="13pt"/>
    </style:style>
    <style:style style:name="P4" style:family="paragraph">
      <style:text-properties fo:color="#0000cc" fo:font-size="13pt" fo:font-weight="bold" style:font-size-asian="13pt" style:font-size-complex="13pt"/>
    </style:style>
    <style:style style:name="P5" style:family="paragraph">
      <style:text-properties fo:color="#ff0066" fo:font-size="13pt" fo:font-weight="bold" style:font-size-asian="13pt" style:font-size-complex="13pt"/>
    </style:style>
    <style:style style:name="P6" style:family="paragraph">
      <style:text-properties fo:color="#0000ff" fo:font-size="13pt" fo:font-weight="bold" style:font-size-asian="13pt" style:font-size-complex="13pt"/>
    </style:style>
    <style:style style:name="P7" style:family="paragraph">
      <style:text-properties fo:color="#0000ff" fo:font-size="11pt" fo:font-weight="bold" style:font-size-asian="11pt" style:font-size-complex="11pt"/>
    </style:style>
    <style:style style:name="P8" style:family="paragraph">
      <style:text-properties fo:font-weight="bold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text-properties fo:font-size="12pt" style:font-size-asian="13pt" style:font-size-complex="13pt"/>
    </style:style>
    <style:style style:name="P11" style:family="paragraph">
      <style:text-properties fo:font-size="12pt" fo:font-weight="bold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size="13pt" fo:font-weight="bold" style:font-size-asian="13pt" style:font-size-complex="13pt"/>
    </style:style>
    <style:style style:name="T3" style:family="text">
      <style:text-properties fo:font-size="11pt" fo:font-weight="bold" style:font-size-asian="11pt" style:font-size-complex="11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12pt" style:font-size-asian="13pt" style:font-size-complex="13pt"/>
    </style:style>
    <style:style style:name="T7" style:family="text">
      <style:text-properties fo:font-size="16pt" fo:font-weight="bold" style:font-size-asian="16pt" style:font-size-complex="1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524cm" svg:height="1.503cm" svg:x="14.675cm" svg:y="11.347cm">
            <text:p text:style-name="P1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1.524cm" svg:height="1.503cm" svg:x="6.166cm" svg:y="2.703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503cm" svg:x="14.421cm" svg:y="8.09cm">
            <text:p text:style-name="P1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504cm" svg:x="8.071cm" svg:y="5.709cm">
            <text:p text:style-name="P1"><text:span text:style-name="T1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503cm" svg:x="2.61cm" svg:y="7.338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" draw:id="id1" draw:layer="layout" svg:width="1.524cm" svg:height="1.504cm" svg:x="3.118cm" svg:y="12.098cm">
            <text:p text:style-name="P1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503cm" svg:x="8.071cm" svg:y="15.356cm">
            <text:p text:style-name="P1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503cm" svg:x="14.548cm" svg:y="17.235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1.524cm" svg:height="1.503cm" svg:x="21.152cm" svg:y="13.727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503cm" svg:x="21.533cm" svg:y="7.839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503cm" svg:x="19.12cm" svg:y="2.828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524cm" svg:height="1.503cm" svg:x="12.643cm" svg:y="1.45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167cm" svg:y1="2.076cm" svg:x2="19.374cm" svg:y2="2.953cm">
            <text:p/>
          </draw:line>
          <draw:line draw:style-name="gr3" draw:text-style-name="P1" draw:layer="layout" svg:x1="13.913cm" svg:y1="2.828cm" svg:x2="21.914cm" svg:y2="7.964cm">
            <text:p/>
          </draw:line>
          <draw:line draw:style-name="gr4" draw:text-style-name="P1" draw:layer="layout" svg:x1="4.007cm" svg:y1="7.588cm" svg:x2="12.77cm" svg:y2="2.577cm">
            <text:p/>
          </draw:line>
          <draw:line draw:style-name="gr2" draw:text-style-name="P1" draw:layer="layout" svg:x1="7.563cm" svg:y1="2.953cm" svg:x2="12.643cm" svg:y2="1.951cm">
            <text:p/>
          </draw:line>
          <draw:line draw:style-name="gr3" draw:text-style-name="P1" draw:layer="layout" svg:x1="13.532cm" svg:y1="2.953cm" svg:x2="14.929cm" svg:y2="8.089cm">
            <text:p/>
          </draw:line>
          <draw:line draw:style-name="gr3" draw:text-style-name="P1" draw:layer="layout" svg:x1="13.024cm" svg:y1="2.828cm" svg:x2="9.341cm" svg:y2="5.835cm">
            <text:p/>
          </draw:line>
          <draw:line draw:style-name="gr3" draw:text-style-name="P1" draw:layer="layout" svg:x1="20.517cm" svg:y1="4.081cm" svg:x2="22.549cm" svg:y2="7.839cm">
            <text:p/>
          </draw:line>
          <draw:line draw:style-name="gr3" draw:text-style-name="P1" draw:layer="layout" svg:x1="19.12cm" svg:y1="3.705cm" svg:x2="4.642cm" svg:y2="12.474cm">
            <text:p/>
          </draw:line>
          <draw:line draw:style-name="gr3" draw:text-style-name="P1" draw:layer="layout" svg:x1="7.69cm" svg:y1="3.329cm" svg:x2="19.247cm" svg:y2="3.329cm">
            <text:p/>
          </draw:line>
          <draw:line draw:style-name="gr4" draw:text-style-name="P1" draw:layer="layout" svg:x1="19.628cm" svg:y1="4.331cm" svg:x2="15.691cm" svg:y2="8.34cm">
            <text:p/>
          </draw:line>
          <draw:line draw:style-name="gr3" draw:text-style-name="P1" draw:layer="layout" svg:x1="20.009cm" svg:y1="4.331cm" svg:x2="15.945cm" svg:y2="11.472cm">
            <text:p/>
          </draw:line>
          <draw:line draw:style-name="gr3" draw:text-style-name="P1" draw:layer="layout" svg:x1="22.549cm" svg:y1="9.342cm" svg:x2="22.295cm" svg:y2="13.727cm">
            <text:p/>
          </draw:line>
          <draw:line draw:style-name="gr3" draw:text-style-name="P1" draw:layer="layout" svg:x1="15.564cm" svg:y1="17.234cm" svg:x2="22.422cm" svg:y2="9.342cm">
            <text:p/>
          </draw:line>
          <draw:line draw:style-name="gr4" draw:text-style-name="P1" draw:layer="layout" svg:x1="15.945cm" svg:y1="8.841cm" svg:x2="21.533cm" svg:y2="8.716cm">
            <text:p/>
          </draw:line>
          <draw:line draw:style-name="gr3" draw:text-style-name="P1" draw:layer="layout" svg:x1="16.199cm" svg:y1="11.973cm" svg:x2="21.787cm" svg:y2="9.217cm">
            <text:p/>
          </draw:line>
          <draw:line draw:style-name="gr3" draw:text-style-name="P1" draw:layer="layout" svg:x1="9.595cm" svg:y1="6.211cm" svg:x2="21.533cm" svg:y2="8.215cm">
            <text:p/>
          </draw:line>
          <draw:line draw:style-name="gr4" draw:text-style-name="P1" draw:layer="layout" svg:x1="16.072cm" svg:y1="17.861cm" svg:x2="21.533cm" svg:y2="15.105cm">
            <text:p/>
          </draw:line>
          <draw:line draw:style-name="gr3" draw:text-style-name="P1" draw:layer="layout" svg:x1="9.341cm" svg:y1="16.734cm" svg:x2="21.279cm" svg:y2="14.855cm">
            <text:p/>
          </draw:line>
          <draw:line draw:style-name="gr3" draw:text-style-name="P1" draw:layer="layout" svg:x1="15.818cm" svg:y1="9.217cm" svg:x2="21.406cm" svg:y2="13.852cm">
            <text:p/>
          </draw:line>
          <draw:line draw:style-name="gr3" draw:text-style-name="P1" draw:layer="layout" svg:x1="15.945cm" svg:y1="12.6cm" svg:x2="21.152cm" svg:y2="14.229cm">
            <text:p/>
          </draw:line>
          <draw:line draw:style-name="gr3" draw:text-style-name="P1" draw:layer="layout" svg:x1="8.96cm" svg:y1="16.859cm" svg:x2="14.548cm" svg:y2="17.986cm">
            <text:p/>
          </draw:line>
          <draw:line draw:style-name="gr3" draw:text-style-name="P1" draw:layer="layout" svg:x1="14.802cm" svg:y1="17.36cm" svg:x2="8.96cm" svg:y2="7.213cm">
            <text:p/>
          </draw:line>
          <draw:line draw:style-name="gr3" draw:text-style-name="P1" draw:layer="layout" svg:x1="15.31cm" svg:y1="17.235cm" svg:x2="15.437cm" svg:y2="12.85cm">
            <text:p/>
          </draw:line>
          <draw:line draw:style-name="gr3" draw:text-style-name="P1" draw:layer="layout" svg:x1="4.007cm" svg:y1="13.602cm" svg:x2="8.071cm" svg:y2="16.233cm">
            <text:p/>
          </draw:line>
          <draw:line draw:style-name="gr4" draw:text-style-name="P1" draw:layer="layout" svg:x1="4.007cm" svg:y1="8.591cm" svg:x2="8.071cm" svg:y2="16.108cm">
            <text:p/>
          </draw:line>
          <draw:line draw:style-name="gr3" draw:text-style-name="P1" draw:layer="layout" svg:x1="14.802cm" svg:y1="9.468cm" svg:x2="9.341cm" svg:y2="15.607cm">
            <text:p/>
          </draw:line>
          <draw:line draw:style-name="gr3" draw:text-style-name="P1" draw:layer="layout" svg:x1="9.595cm" svg:y1="15.982cm" svg:x2="15.056cm" svg:y2="12.725cm">
            <text:p/>
          </draw:line>
          <draw:line draw:style-name="gr3" draw:text-style-name="P1" draw:layer="layout" svg:x1="8.579cm" svg:y1="15.356cm" svg:x2="8.579cm" svg:y2="7.213cm">
            <text:p/>
          </draw:line>
          <draw:line draw:style-name="gr3" draw:text-style-name="P1" draw:layer="layout" svg:x1="3.372cm" svg:y1="12.224cm" svg:x2="2.864cm" svg:y2="8.591cm">
            <text:p/>
          </draw:line>
          <draw:line draw:style-name="gr3" draw:text-style-name="P1" draw:layer="layout" svg:x1="4.642cm" svg:y1="12.85cm" svg:x2="14.675cm" svg:y2="12.098cm">
            <text:p/>
          </draw:line>
          <draw:line draw:style-name="gr3" draw:text-style-name="P1" draw:layer="layout" svg:x1="4.261cm" svg:y1="12.098cm" svg:x2="8.325cm" svg:y2="6.962cm">
            <text:p/>
          </draw:line>
          <draw:line draw:style-name="gr3" draw:text-style-name="P1" draw:layer="layout" svg:x1="3.118cm" svg:y1="7.338cm" svg:x2="6.166cm" svg:y2="3.83cm">
            <text:p/>
          </draw:line>
          <draw:line draw:style-name="gr3" draw:text-style-name="P1" draw:layer="layout" svg:x1="4.007cm" svg:y1="8.34cm" svg:x2="14.421cm" svg:y2="8.966cm">
            <text:p/>
          </draw:line>
          <draw:line draw:style-name="gr3" draw:text-style-name="P1" draw:layer="layout" svg:x1="4.007cm" svg:y1="7.965cm" svg:x2="8.198cm" svg:y2="6.712cm">
            <text:p/>
          </draw:line>
          <draw:line draw:style-name="gr3" draw:text-style-name="P1" draw:layer="layout" svg:x1="7.182cm" svg:y1="4.206cm" svg:x2="8.325cm" svg:y2="5.96cm">
            <text:p/>
          </draw:line>
          <draw:line draw:style-name="gr3" draw:text-style-name="P1" draw:layer="layout" svg:x1="7.563cm" svg:y1="3.83cm" svg:x2="14.675cm" svg:y2="8.215cm">
            <text:p/>
          </draw:line>
          <draw:line draw:style-name="gr4" draw:text-style-name="P1" draw:layer="layout" svg:x1="14.548cm" svg:y1="8.466cm" svg:x2="9.595cm" svg:y2="6.712cm">
            <text:p/>
          </draw:line>
          <draw:line draw:style-name="gr4" draw:text-style-name="P1" draw:layer="layout" svg:x1="15.437cm" svg:y1="9.593cm" svg:x2="15.564cm" svg:y2="11.347cm">
            <text:p/>
          </draw:line>
          <draw:line draw:style-name="gr3" draw:text-style-name="P1" draw:layer="layout" svg:x1="14.675cm" svg:y1="11.848cm" svg:x2="9.214cm" svg:y2="7.087cm">
            <text:p/>
          </draw:line>
          <draw:frame draw:style-name="gr5" draw:text-style-name="P2" draw:layer="layout" svg:width="0.756cm" svg:height="0.776cm" svg:x="15.57cm" svg:y="1.561cm">
            <draw:text-box>
              <text:p><text:span text:style-name="T2">1</text:span></text:p>
            </draw:text-box>
          </draw:frame>
          <draw:frame draw:style-name="gr6" draw:text-style-name="P3" draw:layer="layout" svg:width="1.01cm" svg:height="0.776cm" svg:x="20.65cm" svg:y="6.712cm">
            <draw:text-box>
              <text:p><text:span text:style-name="T2">13</text:span></text:p>
            </draw:text-box>
          </draw:frame>
          <draw:frame draw:style-name="gr5" draw:text-style-name="P2" draw:layer="layout" svg:width="0.756cm" svg:height="0.776cm" svg:x="11.373cm" svg:y="2.202cm">
            <draw:text-box>
              <text:p><text:span text:style-name="T2">2</text:span></text:p>
            </draw:text-box>
          </draw:frame>
          <draw:frame draw:style-name="gr7" draw:text-style-name="P2" draw:layer="layout" svg:width="0.985cm" svg:height="0.776cm" svg:x="7.817cm" svg:y="2.076cm">
            <draw:text-box>
              <text:p><text:span text:style-name="T2">11</text:span></text:p>
            </draw:text-box>
          </draw:frame>
          <draw:frame draw:style-name="gr8" draw:text-style-name="P3" draw:layer="layout" svg:width="1.01cm" svg:height="0.776cm" svg:x="14.04cm" svg:y="4.206cm">
            <draw:text-box>
              <text:p><text:span text:style-name="T2">75</text:span></text:p>
            </draw:text-box>
          </draw:frame>
          <draw:frame draw:style-name="gr9" draw:text-style-name="P3" draw:layer="layout" svg:width="1.01cm" svg:height="0.776cm" svg:x="11.252cm" svg:y="4.081cm">
            <draw:text-box>
              <text:p><text:span text:style-name="T2">38</text:span></text:p>
            </draw:text-box>
          </draw:frame>
          <draw:frame draw:style-name="gr8" draw:text-style-name="P3" draw:layer="layout" svg:width="1.01cm" svg:height="0.776cm" svg:x="22.047cm" svg:y="6.447cm">
            <draw:text-box>
              <text:p><text:span text:style-name="T2">43</text:span></text:p>
            </draw:text-box>
          </draw:frame>
          <draw:frame draw:style-name="gr8" draw:text-style-name="P3" draw:layer="layout" svg:width="1.01cm" svg:height="0.776cm" svg:x="6.68cm" svg:y="9.955cm">
            <draw:text-box>
              <text:p><text:span text:style-name="T2">52</text:span></text:p>
            </draw:text-box>
          </draw:frame>
          <draw:frame draw:style-name="gr9" draw:text-style-name="P3" draw:layer="layout" svg:width="1.01cm" svg:height="0.776cm" svg:x="17.094cm" svg:y="3.329cm">
            <draw:text-box>
              <text:p><text:span text:style-name="T2">52</text:span></text:p>
            </draw:text-box>
          </draw:frame>
          <draw:frame draw:style-name="gr5" draw:text-style-name="P4" draw:layer="layout" svg:width="0.756cm" svg:height="0.776cm" svg:x="18.612cm" svg:y="4.206cm">
            <draw:text-box>
              <text:p><text:span text:style-name="T2">7</text:span></text:p>
            </draw:text-box>
          </draw:frame>
          <draw:frame draw:style-name="gr9" draw:text-style-name="P3" draw:layer="layout" svg:width="1.01cm" svg:height="0.776cm" svg:x="19.628cm" svg:y="4.944cm">
            <draw:text-box>
              <text:p><text:span text:style-name="T2">22</text:span></text:p>
            </draw:text-box>
          </draw:frame>
          <draw:frame draw:style-name="gr9" draw:text-style-name="P5" draw:layer="layout" svg:width="1.01cm" svg:height="0.776cm" svg:x="19.247cm" svg:y="8.953cm">
            <draw:text-box>
              <text:p><text:span text:style-name="T2">13</text:span></text:p>
            </draw:text-box>
          </draw:frame>
          <draw:frame draw:style-name="gr8" draw:text-style-name="P3" draw:layer="layout" svg:width="1.01cm" svg:height="0.776cm" svg:x="19.247cm" svg:y="6.948cm">
            <draw:text-box>
              <text:p><text:span text:style-name="T2">44</text:span></text:p>
            </draw:text-box>
          </draw:frame>
          <draw:frame draw:style-name="gr8" draw:text-style-name="P3" draw:layer="layout" svg:width="1.01cm" svg:height="0.776cm" svg:x="19.888cm" svg:y="9.969cm">
            <draw:text-box>
              <text:p><text:span text:style-name="T2">44</text:span></text:p>
            </draw:text-box>
          </draw:frame>
          <draw:frame draw:style-name="gr9" draw:text-style-name="P3" draw:layer="layout" svg:width="1.01cm" svg:height="0.776cm" svg:x="22.428cm" svg:y="10.595cm">
            <draw:text-box>
              <text:p><text:span text:style-name="T2">22</text:span></text:p>
            </draw:text-box>
          </draw:frame>
          <draw:frame draw:style-name="gr8" draw:text-style-name="P3" draw:layer="layout" svg:width="1.01cm" svg:height="0.776cm" svg:x="20.517cm" svg:y="11.597cm">
            <draw:text-box>
              <text:p><text:span text:style-name="T2">85</text:span></text:p>
            </draw:text-box>
          </draw:frame>
          <draw:frame draw:style-name="gr8" draw:text-style-name="P6" draw:layer="layout" svg:width="1.01cm" svg:height="0.776cm" svg:x="19.634cm" svg:y="16.107cm">
            <draw:text-box>
              <text:p><text:span text:style-name="T2">18</text:span></text:p>
            </draw:text-box>
          </draw:frame>
          <draw:frame draw:style-name="gr9" draw:text-style-name="P3" draw:layer="layout" svg:width="1.01cm" svg:height="0.776cm" svg:x="10.992cm" svg:y="15.606cm">
            <draw:text-box>
              <text:p><text:span text:style-name="T2">31</text:span></text:p>
            </draw:text-box>
          </draw:frame>
          <draw:frame draw:style-name="gr5" draw:text-style-name="P6" draw:layer="layout" svg:width="0.756cm" svg:height="0.776cm" svg:x="21.787cm" svg:y="15.592cm">
            <draw:text-box>
              <text:p><text:span text:style-name="T2">3</text:span></text:p>
            </draw:text-box>
          </draw:frame>
          <draw:frame draw:style-name="gr8" draw:text-style-name="P3" draw:layer="layout" svg:width="1.01cm" svg:height="0.776cm" svg:x="21.025cm" svg:y="12.975cm">
            <draw:text-box>
              <text:p><text:span text:style-name="T2">36</text:span></text:p>
            </draw:text-box>
          </draw:frame>
          <draw:frame draw:style-name="gr8" draw:text-style-name="P3" draw:layer="layout" svg:width="1.01cm" svg:height="0.776cm" svg:x="17.469cm" svg:y="12.474cm">
            <draw:text-box>
              <text:p><text:span text:style-name="T2">19</text:span></text:p>
            </draw:text-box>
          </draw:frame>
          <draw:frame draw:style-name="gr8" draw:text-style-name="P3" draw:layer="layout" svg:width="1.01cm" svg:height="0.776cm" svg:x="13.024cm" svg:y="17.847cm">
            <draw:text-box>
              <text:p><text:span text:style-name="T2">21</text:span></text:p>
            </draw:text-box>
          </draw:frame>
          <draw:frame draw:style-name="gr9" draw:text-style-name="P3" draw:layer="layout" svg:width="1.01cm" svg:height="0.776cm" svg:x="10.998cm" svg:y="10.47cm">
            <draw:text-box>
              <text:p><text:span text:style-name="T2">26</text:span></text:p>
            </draw:text-box>
          </draw:frame>
          <draw:frame draw:style-name="gr6" draw:text-style-name="P3" draw:layer="layout" svg:width="1.01cm" svg:height="0.776cm" svg:x="14.421cm" svg:y="14.966cm">
            <draw:text-box>
              <text:p><text:span text:style-name="T2">30</text:span></text:p>
            </draw:text-box>
          </draw:frame>
          <draw:frame draw:style-name="gr9" draw:text-style-name="P3" draw:layer="layout" svg:width="1.01cm" svg:height="0.776cm" svg:x="6.18cm" svg:y="15.679cm">
            <draw:text-box>
              <text:p><text:span text:style-name="T2">20</text:span></text:p>
            </draw:text-box>
          </draw:frame>
          <draw:frame draw:style-name="gr9" draw:text-style-name="P2" draw:layer="layout" svg:width="1.01cm" svg:height="0.776cm" svg:x="3.632cm" svg:y="9.593cm">
            <draw:text-box>
              <text:p><text:span text:style-name="T2">12</text:span></text:p>
            </draw:text-box>
          </draw:frame>
          <draw:frame draw:style-name="gr9" draw:text-style-name="P3" draw:layer="layout" svg:width="1.01cm" svg:height="0.776cm" svg:x="9.087cm" svg:y="14.465cm">
            <draw:text-box>
              <text:p><text:span text:style-name="T2">24</text:span></text:p>
            </draw:text-box>
          </draw:frame>
          <draw:frame draw:style-name="gr8" draw:text-style-name="P3" draw:layer="layout" svg:width="1.01cm" svg:height="0.776cm" svg:x="7.442cm" svg:y="14.089cm">
            <draw:text-box>
              <text:p><text:span text:style-name="T2">23</text:span></text:p>
            </draw:text-box>
          </draw:frame>
          <draw:frame draw:style-name="gr8" draw:text-style-name="P3" draw:layer="layout" svg:width="1.01cm" svg:height="0.776cm" svg:x="10.871cm" svg:y="14.228cm">
            <draw:text-box>
              <text:p><text:span text:style-name="T2">17</text:span></text:p>
            </draw:text-box>
          </draw:frame>
          <draw:frame draw:style-name="gr8" draw:text-style-name="P3" draw:layer="layout" svg:width="1.01cm" svg:height="0.776cm" svg:x="2.483cm" svg:y="11.333cm">
            <draw:text-box>
              <text:p><text:span text:style-name="T2">16</text:span></text:p>
            </draw:text-box>
          </draw:frame>
          <draw:frame draw:style-name="gr5" draw:text-style-name="P2" draw:layer="layout" svg:width="0.756cm" svg:height="0.776cm" svg:x="5.277cm" svg:y="2.076cm">
            <draw:text-box>
              <text:p><text:span text:style-name="T2">5</text:span></text:p>
            </draw:text-box>
          </draw:frame>
          <draw:frame draw:style-name="gr6" draw:text-style-name="P3" draw:layer="layout" svg:width="1.01cm" svg:height="0.776cm" svg:x="5.287cm" svg:y="9.228cm">
            <draw:text-box>
              <text:p><text:span text:style-name="T2">17</text:span></text:p>
            </draw:text-box>
          </draw:frame>
          <draw:frame draw:style-name="gr9" draw:text-style-name="P3" draw:layer="layout" svg:width="1.01cm" svg:height="0.776cm" svg:x="6.674cm" svg:y="11.959cm">
            <draw:text-box>
              <text:p><text:span text:style-name="T2">43</text:span></text:p>
            </draw:text-box>
          </draw:frame>
          <draw:frame draw:style-name="gr8" draw:text-style-name="P3" draw:layer="layout" svg:width="1.01cm" svg:height="0.776cm" svg:x="3.886cm" svg:y="4.819cm">
            <draw:text-box>
              <text:p><text:span text:style-name="T2">14</text:span></text:p>
            </draw:text-box>
          </draw:frame>
          <draw:frame draw:style-name="gr9" draw:text-style-name="P3" draw:layer="layout" svg:width="1.01cm" svg:height="0.776cm" svg:x="5.791cm" svg:y="7.7cm">
            <draw:text-box>
              <text:p><text:span text:style-name="T2">79</text:span></text:p>
            </draw:text-box>
          </draw:frame>
          <draw:frame draw:style-name="gr9" draw:text-style-name="P3" draw:layer="layout" svg:width="1.01cm" svg:height="0.776cm" svg:x="7.061cm" svg:y="6.085cm">
            <draw:text-box>
              <text:p><text:span text:style-name="T2">10</text:span></text:p>
            </draw:text-box>
          </draw:frame>
          <draw:frame draw:style-name="gr10" draw:text-style-name="P3" draw:layer="layout" svg:width="1.016cm" svg:height="1.213cm" svg:x="8.198cm" svg:y="3.705cm">
            <draw:text-box>
              <text:p><text:span text:style-name="T2">23</text:span></text:p>
            </draw:text-box>
          </draw:frame>
          <draw:frame draw:style-name="gr8" draw:text-style-name="P3" draw:layer="layout" svg:width="1.01cm" svg:height="0.776cm" svg:x="6.68cm" svg:y="4.457cm">
            <draw:text-box>
              <text:p><text:span text:style-name="T2">53</text:span></text:p>
            </draw:text-box>
          </draw:frame>
          <draw:frame draw:style-name="gr11" draw:text-style-name="P2" draw:layer="layout" svg:width="0.756cm" svg:height="0.776cm" svg:x="10.738cm" svg:y="7.338cm">
            <draw:text-box>
              <text:p><text:span text:style-name="T2">4</text:span></text:p>
            </draw:text-box>
          </draw:frame>
          <draw:frame draw:style-name="gr5" draw:text-style-name="P2" draw:layer="layout" svg:width="0.756cm" svg:height="0.776cm" svg:x="14.554cm" svg:y="10.08cm">
            <draw:text-box>
              <text:p><text:span text:style-name="T2">3</text:span></text:p>
            </draw:text-box>
          </draw:frame>
          <draw:frame draw:style-name="gr8" draw:text-style-name="P3" draw:layer="layout" svg:width="1.01cm" svg:height="0.776cm" svg:x="12.649cm" svg:y="9.593cm">
            <draw:text-box>
              <text:p><text:span text:style-name="T2">45</text:span></text:p>
            </draw:text-box>
          </draw:frame>
          <draw:connector draw:style-name="gr12" draw:text-style-name="P1" draw:layer="layout" draw:type="curve" draw:line-skew="-0.317cm" svg:x1="3.118cm" svg:y1="12.85cm" svg:x2="6.166cm" svg:y2="3.455cm" draw:start-shape="id1" draw:start-glue-point="6" draw:end-shape="id2" draw:end-glue-point="6" svg:d="M3118 12850c-1302 0-2826-9395 3048-9395">
            <text:p/>
          </draw:connector>
          <draw:connector draw:style-name="gr12" draw:text-style-name="P1" draw:layer="layout" draw:type="curve" draw:line-skew="2.94cm" svg:x1="21.914cm" svg:y1="15.23cm" svg:x2="3.88cm" svg:y2="13.602cm" draw:start-shape="id3" draw:start-glue-point="8" draw:end-shape="id1" draw:end-glue-point="8" svg:d="M21914 15230c0 5235-18034 6049-18034-1628">
            <text:p/>
          </draw:connector>
          <draw:g>
            <draw:custom-shape draw:style-name="gr13" draw:text-style-name="P1" draw:layer="layout" svg:width="2.953cm" svg:height="8.128cm" svg:x="23.488cm" svg:y="11.86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7" draw:layer="layout" svg:width="2.911cm" svg:height="8.054cm" svg:x="23.616cm" svg:y="12.25cm">
              <draw:text-box>
                <text:p><text:span text:style-name="T3">MST:</text:span></text:p>
                <text:p><text:span text:style-name="T3"/></text:p>
                <text:p><text:span text:style-name="T3">V1 <text:s text:c="2"/>V2 <text:s text:c="4"/>W </text:span></text:p>
                <text:p><text:span text:style-name="T3">-----------------</text:span></text:p>
                <text:p><text:span text:style-name="T3"><text:s/></text:span><text:span text:style-name="T3">1 <text:s text:c="3"/>2 <text:s text:c="7"/>1</text:span></text:p>
                <text:p><text:span text:style-name="T3"><text:s/></text:span><text:span text:style-name="T3">1 <text:s text:c="3"/>8 <text:s text:c="7"/>2</text:span></text:p>
                <text:p><text:span text:style-name="T3">10 <text:s text:c="2"/>12 <text:s text:c="5"/>3</text:span></text:p>
                <text:p><text:span text:style-name="T3"><text:s/></text:span><text:span text:style-name="T3">4 <text:s text:c="3"/>7 <text:s text:c="7"/>3</text:span></text:p>
                <text:p><text:span text:style-name="T3">10 <text:s text:c="2"/>11 <text:s text:c="5"/>4</text:span></text:p>
                <text:p><text:span text:style-name="T3"><text:s/></text:span><text:span text:style-name="T3">7 <text:s text:c="3"/>9 <text:s text:c="7"/>5</text:span></text:p>
                <text:p><text:span text:style-name="T3"><text:s/></text:span><text:span text:style-name="T3">2 <text:s text:c="2"/>10 <text:s text:c="6"/>7</text:span></text:p>
                <text:p><text:span text:style-name="T3"><text:s/></text:span><text:span text:style-name="T3">1 <text:s text:c="3"/>9 <text:s text:c="6"/>11</text:span></text:p>
                <text:p><text:span text:style-name="T3"><text:s/></text:span><text:span text:style-name="T3">6 <text:s text:c="3"/>8 <text:s text:c="6"/>12</text:span></text:p>
                <text:p><text:span text:style-name="T3"><text:s/></text:span><text:span text:style-name="T3">3 <text:s text:c="2"/>10 <text:s text:c="5"/>13</text:span></text:p>
                <text:p><text:span text:style-name="T3"><text:s/></text:span><text:span text:style-name="T3">4 <text:s text:c="3"/>5 <text:s text:c="6"/>18</text:span></text:p>
                <text:p><text:span text:style-name="T3"/></text:p>
                <text:p><text:span text:style-name="T3">WEIGHT: 79</text:span></text:p>
              </draw:text-box>
            </draw:frame>
          </draw:g>
          <draw:rect draw:style-name="gr15" draw:text-style-name="P1" draw:layer="layout" svg:width="8.636cm" svg:height="1.048cm" svg:x="1.635cm" svg:y="19.542cm">
            <text:p/>
          </draw:rect>
          <draw:frame draw:style-name="gr16" draw:text-style-name="P8" draw:layer="layout" svg:width="9.525cm" svg:height="1.281cm" svg:x="1.763cm" svg:y="19.31cm">
            <draw:text-box>
              <text:p><text:span text:style-name="T4">GRAPH1: MST highlited in red.</text:span><text:span text:style-name="T1"> <text:s text:c="2"/></text:span></text:p>
            </draw:text-box>
          </draw:frame>
        </draw:g>
      </draw:page>
      <draw:page draw:name="page2" draw:style-name="dp1" draw:master-page-name="Default">
        <draw:g>
          <draw:custom-shape draw:style-name="gr17" draw:text-style-name="P9" xml:id="id8" draw:id="id8" draw:layer="layout" svg:width="1.397cm" svg:height="1.397cm" svg:x="9.007cm" svg:y="11.157cm">
            <text:p text:style-name="P9"><text:span text:style-name="T5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4" draw:id="id4" draw:layer="layout" svg:width="1.397cm" svg:height="1.397cm" svg:x="4.054cm" svg:y="5.315cm">
            <text:p text:style-name="P9"><text:span text:style-name="T5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6" draw:id="id6" draw:layer="layout" svg:width="1.397cm" svg:height="1.397cm" svg:x="3.292cm" svg:y="8.49cm">
            <text:p text:style-name="P9"><text:span text:style-name="T5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10" draw:id="id10" draw:layer="layout" svg:width="1.397cm" svg:height="1.397cm" svg:x="9.007cm" svg:y="8.109cm">
            <text:p text:style-name="P9"><text:span text:style-name="T5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13" draw:id="id13" draw:layer="layout" svg:width="1.397cm" svg:height="1.397cm" svg:x="6.467cm" svg:y="13.951cm">
            <text:p text:style-name="P9"><text:span text:style-name="T5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12" draw:id="id12" draw:layer="layout" svg:width="1.397cm" svg:height="1.397cm" svg:x="12.944cm" svg:y="12.681cm">
            <text:p text:style-name="P9"><text:span text:style-name="T5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11" draw:id="id11" draw:layer="layout" svg:width="1.397cm" svg:height="1.397cm" svg:x="15.23cm" svg:y="9.252cm">
            <text:p text:style-name="P9"><text:span text:style-name="T5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5" draw:id="id5" draw:layer="layout" svg:width="1.397cm" svg:height="1.397cm" svg:x="14.976cm" svg:y="5.569cm">
            <text:p text:style-name="P9"><text:span text:style-name="T5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9" draw:id="id9" draw:layer="layout" svg:width="1.397cm" svg:height="1.397cm" svg:x="11.464cm" svg:y="4.934cm">
            <text:p text:style-name="P9"><text:span text:style-name="T5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9" xml:id="id7" draw:id="id7" draw:layer="layout" svg:width="1.397cm" svg:height="1.397cm" svg:x="7.781cm" svg:y="4.934cm">
            <text:p text:style-name="P9"><text:span text:style-name="T5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9" draw:layer="layout" draw:type="curve" draw:line-skew="-0.826cm" svg:x1="4.753cm" svg:y1="5.315cm" svg:x2="15.675cm" svg:y2="5.569cm" draw:start-shape="id4" draw:start-glue-point="4" draw:end-shape="id5" draw:end-glue-point="4" svg:d="M4753 5315c0-2068 10922-2195 10922 254">
            <text:p/>
          </draw:connector>
          <draw:connector draw:style-name="gr19" draw:text-style-name="P9" draw:layer="layout" draw:type="line" svg:x1="4.258cm" svg:y1="6.508cm" svg:x2="3.991cm" svg:y2="8.49cm" draw:start-shape="id4" draw:start-glue-point="7" draw:end-shape="id6" draw:end-glue-point="4" svg:d="M4258 6508l-267 1982">
            <text:p/>
          </draw:connector>
          <draw:connector draw:style-name="gr19" draw:text-style-name="P9" draw:layer="layout" draw:type="line" svg:x1="5.451cm" svg:y1="6.014cm" svg:x2="7.781cm" svg:y2="5.633cm" draw:start-shape="id4" draw:start-glue-point="10" draw:end-shape="id7" draw:end-glue-point="6" svg:d="M5451 6014l2330-381">
            <text:p/>
          </draw:connector>
          <draw:connector draw:style-name="gr18" draw:text-style-name="P9" draw:layer="layout" draw:type="line" svg:x1="5.247cm" svg:y1="6.508cm" svg:x2="9.211cm" svg:y2="11.361cm" draw:start-shape="id4" draw:start-glue-point="9" draw:end-shape="id8" draw:end-glue-point="5" svg:d="M5247 6508l3964 4853">
            <text:p/>
          </draw:connector>
          <draw:connector draw:style-name="gr18" draw:text-style-name="P9" draw:layer="layout" draw:type="line" svg:x1="9.178cm" svg:y1="5.633cm" svg:x2="11.464cm" svg:y2="5.633cm" draw:start-shape="id7" draw:start-glue-point="10" draw:end-shape="id9" draw:end-glue-point="6" svg:d="M9178 5633h2286">
            <text:p/>
          </draw:connector>
          <draw:connector draw:style-name="gr19" draw:text-style-name="P9" draw:layer="layout" draw:type="line" svg:x1="8.48cm" svg:y1="6.331cm" svg:x2="9.211cm" svg:y2="8.313cm" draw:start-shape="id7" draw:start-glue-point="8" draw:end-shape="id10" draw:end-glue-point="5" svg:d="M8480 6331l731 1982">
            <text:p/>
          </draw:connector>
          <draw:connector draw:style-name="gr18" draw:text-style-name="P9" draw:layer="layout" draw:type="line" svg:x1="12.861cm" svg:y1="5.633cm" svg:x2="14.976cm" svg:y2="6.268cm" draw:start-shape="id9" draw:start-glue-point="10" draw:end-shape="id5" draw:end-glue-point="6" svg:d="M12861 5633l2115 635">
            <text:p/>
          </draw:connector>
          <draw:connector draw:style-name="gr19" draw:text-style-name="P9" draw:layer="layout" draw:type="line" svg:x1="12.163cm" svg:y1="6.331cm" svg:x2="10.2cm" svg:y2="8.313cm" draw:start-shape="id9" draw:start-glue-point="8" draw:end-shape="id10" draw:end-glue-point="11" svg:d="M12163 6331l-1963 1982">
            <text:p/>
          </draw:connector>
          <draw:connector draw:style-name="gr18" draw:text-style-name="P9" draw:layer="layout" draw:type="line" svg:x1="15.675cm" svg:y1="6.966cm" svg:x2="15.929cm" svg:y2="9.252cm" draw:start-shape="id5" draw:start-glue-point="8" draw:end-shape="id11" draw:end-glue-point="4" svg:d="M15675 6966l254 2286">
            <text:p/>
          </draw:connector>
          <draw:connector draw:style-name="gr18" draw:text-style-name="P9" draw:layer="layout" draw:type="line" svg:x1="15.18cm" svg:y1="6.762cm" svg:x2="10.404cm" svg:y2="8.808cm" draw:start-shape="id5" draw:start-glue-point="7" draw:end-shape="id10" draw:end-glue-point="10" svg:d="M15180 6762l-4776 2046">
            <text:p/>
          </draw:connector>
          <draw:connector draw:style-name="gr19" draw:text-style-name="P9" draw:layer="layout" draw:type="line" svg:x1="15.23cm" svg:y1="9.951cm" svg:x2="10.2cm" svg:y2="9.302cm" draw:start-shape="id11" draw:start-glue-point="6" draw:end-shape="id10" draw:end-glue-point="9" svg:d="M15230 9951l-5030-649">
            <text:p/>
          </draw:connector>
          <draw:connector draw:style-name="gr18" draw:text-style-name="P9" draw:layer="layout" draw:type="line" svg:x1="15.929cm" svg:y1="10.649cm" svg:x2="14.137cm" svg:y2="12.885cm" draw:start-shape="id11" draw:start-glue-point="8" draw:end-shape="id12" draw:end-glue-point="11" svg:d="M15929 10649l-1792 2236">
            <text:p/>
          </draw:connector>
          <draw:connector draw:style-name="gr19" draw:text-style-name="P9" draw:layer="layout" draw:type="line" svg:x1="13.148cm" svg:y1="12.885cm" svg:x2="10.404cm" svg:y2="11.856cm" draw:start-shape="id12" draw:start-glue-point="5" draw:end-shape="id8" draw:end-glue-point="10" svg:d="M13148 12885l-2744-1029">
            <text:p/>
          </draw:connector>
          <draw:connector draw:style-name="gr18" draw:text-style-name="P9" draw:layer="layout" draw:type="line" svg:x1="6.671cm" svg:y1="14.155cm" svg:x2="3.991cm" svg:y2="9.887cm" draw:start-shape="id13" draw:start-glue-point="5" draw:end-shape="id6" draw:end-glue-point="8" svg:d="M6671 14155l-2680-4268">
            <text:p/>
          </draw:connector>
          <draw:connector draw:style-name="gr19" draw:text-style-name="P9" draw:layer="layout" draw:type="line" svg:x1="7.66cm" svg:y1="14.155cm" svg:x2="9.211cm" svg:y2="12.35cm" draw:start-shape="id13" draw:start-glue-point="11" draw:end-shape="id8" draw:end-glue-point="7" svg:d="M7660 14155l1551-1805">
            <text:p/>
          </draw:connector>
          <draw:connector draw:style-name="gr19" draw:text-style-name="P9" draw:layer="layout" draw:type="line" svg:x1="4.485cm" svg:y1="9.683cm" svg:x2="9.007cm" svg:y2="11.856cm" draw:start-shape="id6" draw:start-glue-point="9" draw:end-shape="id8" draw:end-glue-point="6" svg:d="M4485 9683l4522 2173">
            <text:p/>
          </draw:connector>
          <draw:connector draw:style-name="gr19" draw:text-style-name="P9" draw:layer="layout" draw:type="line" svg:x1="9.706cm" svg:y1="11.157cm" svg:x2="9.706cm" svg:y2="9.506cm" draw:start-shape="id8" draw:start-glue-point="4" draw:end-shape="id10" draw:end-glue-point="8" svg:d="M9706 11157v-1651">
            <text:p/>
          </draw:connector>
          <draw:connector draw:style-name="gr19" draw:text-style-name="P9" draw:layer="layout" draw:type="line" svg:x1="7.864cm" svg:y1="14.65cm" svg:x2="12.944cm" svg:y2="13.38cm" draw:start-shape="id13" draw:start-glue-point="10" draw:end-shape="id12" draw:end-glue-point="6" svg:d="M7864 14650l5080-1270">
            <text:p/>
          </draw:connector>
          <draw:frame draw:style-name="gr20" draw:text-style-name="P10" draw:layer="layout" svg:width="0.976cm" svg:height="0.725cm" svg:x="6.34cm" svg:y="5.064cm">
            <draw:text-box>
              <text:p><text:span text:style-name="T6">81</text:span></text:p>
            </draw:text-box>
          </draw:frame>
          <draw:frame draw:style-name="gr21" draw:text-style-name="P10" draw:layer="layout" svg:width="0.739cm" svg:height="0.725cm" svg:x="9.659cm" svg:y="2.905cm">
            <draw:text-box>
              <text:p><text:span text:style-name="T6">9</text:span></text:p>
            </draw:text-box>
          </draw:frame>
          <draw:frame draw:style-name="gr20" draw:text-style-name="P10" draw:layer="layout" svg:width="0.976cm" svg:height="0.725cm" svg:x="2.917cm" svg:y="7.223cm">
            <draw:text-box>
              <text:p><text:span text:style-name="T6">42</text:span></text:p>
            </draw:text-box>
          </draw:frame>
          <draw:frame draw:style-name="gr22" draw:text-style-name="P10" draw:layer="layout" svg:width="0.947cm" svg:height="0.725cm" svg:x="6.092cm" svg:y="6.969cm">
            <draw:text-box>
              <text:p><text:span text:style-name="T6">11</text:span></text:p>
            </draw:text-box>
          </draw:frame>
          <draw:frame draw:style-name="gr20" draw:text-style-name="P10" draw:layer="layout" svg:width="0.976cm" svg:height="0.725cm" svg:x="8.632cm" svg:y="6.461cm">
            <draw:text-box>
              <text:p><text:span text:style-name="T6">63</text:span></text:p>
            </draw:text-box>
          </draw:frame>
          <draw:frame draw:style-name="gr20" draw:text-style-name="P10" draw:layer="layout" svg:width="0.976cm" svg:height="0.725cm" svg:x="10.023cm" svg:y="4.807cm">
            <draw:text-box>
              <text:p><text:span text:style-name="T6">12</text:span></text:p>
            </draw:text-box>
          </draw:frame>
          <draw:frame draw:style-name="gr20" draw:text-style-name="P10" draw:layer="layout" svg:width="0.976cm" svg:height="0.725cm" svg:x="10.658cm" svg:y="6.458cm">
            <draw:text-box>
              <text:p><text:span text:style-name="T6">47</text:span></text:p>
            </draw:text-box>
          </draw:frame>
          <draw:frame draw:style-name="gr21" draw:text-style-name="P10" draw:layer="layout" svg:width="0.739cm" svg:height="0.725cm" svg:x="13.712cm" svg:y="5.064cm">
            <draw:text-box>
              <text:p><text:span text:style-name="T6">9</text:span></text:p>
            </draw:text-box>
          </draw:frame>
          <draw:frame draw:style-name="gr20" draw:text-style-name="P10" draw:layer="layout" svg:width="0.976cm" svg:height="0.725cm" svg:x="13.077cm" svg:y="7.477cm">
            <draw:text-box>
              <text:p><text:span text:style-name="T6">36</text:span></text:p>
            </draw:text-box>
          </draw:frame>
          <draw:frame draw:style-name="gr23" draw:text-style-name="P10" draw:layer="layout" svg:width="1.01cm" svg:height="0.759cm" svg:x="16.119cm" svg:y="7.731cm">
            <draw:text-box>
              <text:p><text:span text:style-name="T6">12</text:span></text:p>
            </draw:text-box>
          </draw:frame>
          <draw:frame draw:style-name="gr20" draw:text-style-name="P10" draw:layer="layout" svg:width="0.976cm" svg:height="0.725cm" svg:x="12.442cm" svg:y="9.763cm">
            <draw:text-box>
              <text:p><text:span text:style-name="T6">55</text:span></text:p>
            </draw:text-box>
          </draw:frame>
          <draw:frame draw:style-name="gr21" draw:text-style-name="P10" draw:layer="layout" svg:width="0.739cm" svg:height="0.725cm" svg:x="14.982cm" svg:y="11.795cm">
            <draw:text-box>
              <text:p><text:span text:style-name="T6">7</text:span></text:p>
            </draw:text-box>
          </draw:frame>
          <draw:frame draw:style-name="gr20" draw:text-style-name="P10" draw:layer="layout" svg:width="0.976cm" svg:height="0.725cm" svg:x="10.283cm" svg:y="14.208cm">
            <draw:text-box>
              <text:p><text:span text:style-name="T6">46</text:span></text:p>
            </draw:text-box>
          </draw:frame>
          <draw:frame draw:style-name="gr20" draw:text-style-name="P10" draw:layer="layout" svg:width="0.976cm" svg:height="0.725cm" svg:x="11.553cm" svg:y="11.411cm">
            <draw:text-box>
              <text:p><text:span text:style-name="T6">34</text:span></text:p>
            </draw:text-box>
          </draw:frame>
          <draw:frame draw:style-name="gr21" draw:text-style-name="P10" draw:layer="layout" svg:width="0.739cm" svg:height="0.725cm" svg:x="4.325cm" svg:y="12.049cm">
            <draw:text-box>
              <text:p><text:span text:style-name="T6">5</text:span></text:p>
            </draw:text-box>
          </draw:frame>
          <draw:frame draw:style-name="gr20" draw:text-style-name="P10" draw:layer="layout" svg:width="0.976cm" svg:height="0.725cm" svg:x="7.362cm" svg:y="12.43cm">
            <draw:text-box>
              <text:p><text:span text:style-name="T6">53</text:span></text:p>
            </draw:text-box>
          </draw:frame>
          <draw:frame draw:style-name="gr20" draw:text-style-name="P10" draw:layer="layout" svg:width="0.976cm" svg:height="0.725cm" svg:x="6.213cm" svg:y="10.776cm">
            <draw:text-box>
              <text:p><text:span text:style-name="T6">44</text:span></text:p>
            </draw:text-box>
          </draw:frame>
          <draw:frame draw:style-name="gr21" draw:text-style-name="P10" draw:layer="layout" svg:width="0.739cm" svg:height="0.725cm" svg:x="7.483cm" svg:y="8.239cm">
            <draw:text-box>
              <text:p><text:span text:style-name="T6">7</text:span></text:p>
            </draw:text-box>
          </draw:frame>
          <draw:frame draw:style-name="gr20" draw:text-style-name="P10" draw:layer="layout" svg:width="0.976cm" svg:height="0.725cm" svg:x="9.775cm" svg:y="9.89cm">
            <draw:text-box>
              <text:p><text:span text:style-name="T6">45</text:span></text:p>
            </draw:text-box>
          </draw:frame>
          <draw:connector draw:style-name="gr12" draw:text-style-name="P1" draw:layer="layout" draw:type="line" svg:x1="4.689cm" svg:y1="9.189cm" svg:x2="9.007cm" svg:y2="8.808cm" draw:start-shape="id6" draw:start-glue-point="10" draw:end-shape="id10" draw:end-glue-point="6" svg:d="M4689 9189l4318-381">
            <text:p/>
          </draw:connector>
          <draw:g>
            <draw:custom-shape draw:style-name="gr24" draw:text-style-name="P1" draw:layer="layout" svg:width="4.191cm" svg:height="9.652cm" svg:x="19.288cm" svg:y="8.62cm">
              <text:p/>
              <draw:enhanced-geometry svg:viewBox="0 0 21600 21600" draw:type="rectangle" draw:enhanced-path="M 0 0 L 21600 0 21600 21600 0 21600 0 0 Z N"/>
            </draw:custom-shape>
            <draw:frame draw:style-name="gr25" draw:text-style-name="P8" draw:layer="layout" svg:width="3.927cm" svg:height="8.767cm" svg:x="19.63cm" svg:y="8.875cm">
              <draw:text-box>
                <text:p><text:span text:style-name="T7">GRAPH2</text:span></text:p>
                <text:p><text:span text:style-name="T1"/></text:p>
                <text:p><text:span text:style-name="T8">MST:</text:span></text:p>
                <text:p><text:span text:style-name="T9"/></text:p>
                <text:p><text:span text:style-name="T9">V1 <text:s/>V2 <text:s text:c="2"/>Weight</text:span></text:p>
                <text:p><text:span text:style-name="T9">---------------------</text:span></text:p>
                <text:p><text:span text:style-name="T9">7 <text:s text:c="5"/>8 <text:s text:c="9"/>5</text:span></text:p>
                <text:p><text:span text:style-name="T9">5 <text:s text:c="5"/>6 <text:s text:c="9"/>7</text:span></text:p>
                <text:p><text:span text:style-name="T9">8 <text:s text:c="5"/>10 <text:s text:c="7"/>7</text:span></text:p>
                <text:p><text:span text:style-name="T9">1 <text:s text:c="5"/>4 <text:s text:c="9"/>9</text:span></text:p>
                <text:p><text:span text:style-name="T9">3 <text:s text:c="5"/>4 <text:s text:c="9"/>9</text:span></text:p>
                <text:p><text:span text:style-name="T9">1 <text:s text:c="5"/>9 <text:s text:c="8"/>11</text:span></text:p>
                <text:p><text:span text:style-name="T9">2 <text:s text:c="5"/>3 <text:s text:c="8"/>12</text:span></text:p>
                <text:p><text:span text:style-name="T9">4 <text:s text:c="5"/>5 <text:s text:c="8"/>12</text:span></text:p>
                <text:p><text:span text:style-name="T9">4 <text:s text:c="4"/>10 <text:s text:c="7"/>36</text:span></text:p>
                <text:p><text:span text:style-name="T9"/></text:p>
                <text:p><text:span text:style-name="T8">Total weight: 108</text:span></text:p>
              </draw:text-box>
            </draw:frame>
          </draw:g>
        </draw:g>
      </draw:page>
      <draw:page draw:name="page3" draw:style-name="dp1" draw:master-page-name="Default">
        <draw:g>
          <draw:custom-shape draw:style-name="gr26" draw:text-style-name="P1" xml:id="id21" draw:id="id21" draw:layer="layout" svg:width="1.442cm" svg:height="1.456cm" svg:x="3.395cm" svg:y="6.842cm">
            <text:p text:style-name="P1"><text:span text:style-name="T1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25" draw:id="id25" draw:layer="layout" svg:width="1.442cm" svg:height="1.456cm" svg:x="3.886cm" svg:y="9.65cm">
            <text:p text:style-name="P1"><text:span text:style-name="T1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24" draw:id="id24" draw:layer="layout" svg:width="1.442cm" svg:height="1.456cm" svg:x="11.904cm" svg:y="10.212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23" draw:id="id23" draw:layer="layout" svg:width="1.441cm" svg:height="1.456cm" svg:x="9.873cm" svg:y="14.149cm">
            <text:p text:style-name="P1"><text:span text:style-name="T1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22" draw:id="id22" draw:layer="layout" svg:width="1.441cm" svg:height="1.455cm" svg:x="5.174cm" svg:y="12.372cm">
            <text:p text:style-name="P1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19" draw:id="id19" draw:layer="layout" svg:width="1.441cm" svg:height="1.456cm" svg:x="6.19cm" svg:y="4.937cm">
            <text:p text:style-name="P1"><text:span text:style-name="T1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20" draw:id="id20" draw:layer="layout" svg:width="1.441cm" svg:height="1.456cm" svg:x="9.255cm" svg:y="5.572cm">
            <text:p text:style-name="P1"><text:span text:style-name="T1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18" draw:id="id18" draw:layer="layout" svg:width="1.441cm" svg:height="1.456cm" svg:x="15.832cm" svg:y="14.403cm">
            <text:p text:style-name="P1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17" draw:id="id17" draw:layer="layout" svg:width="1.441cm" svg:height="1.455cm" svg:x="15.715cm" svg:y="11.356cm">
            <text:p text:style-name="P1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15" draw:id="id15" draw:layer="layout" svg:width="1.441cm" svg:height="1.456cm" svg:x="13.91cm" svg:y="8.824cm">
            <text:p text:style-name="P1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16" draw:id="id16" draw:layer="layout" svg:width="1.441cm" svg:height="1.455cm" svg:x="17.918cm" svg:y="8.874cm">
            <text:p text:style-name="P1"><text:span text:style-name="T1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" xml:id="id14" draw:id="id14" draw:layer="layout" svg:width="1.441cm" svg:height="1.456cm" svg:x="15.712cm" svg:y="6.034cm">
            <text:p text:style-name="P1"><text:span text:style-name="T1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7" draw:text-style-name="P1" draw:layer="layout" draw:type="line" svg:x1="15.923cm" svg:y1="7.277cm" svg:x2="14.631cm" svg:y2="8.824cm" draw:start-shape="id14" draw:start-glue-point="7" draw:end-shape="id15" draw:end-glue-point="4" svg:d="M15923 7277l-1292 1547">
            <text:p/>
          </draw:connector>
          <draw:connector draw:style-name="gr19" draw:text-style-name="P1" draw:layer="layout" draw:type="line" svg:x1="16.942cm" svg:y1="7.277cm" svg:x2="18.129cm" svg:y2="9.087cm" draw:start-shape="id14" draw:start-glue-point="9" draw:end-shape="id16" draw:end-glue-point="5" svg:d="M16942 7277l1187 1810">
            <text:p/>
          </draw:connector>
          <draw:connector draw:style-name="gr19" draw:text-style-name="P1" draw:layer="layout" draw:type="line" svg:x1="15.351cm" svg:y1="9.552cm" svg:x2="17.918cm" svg:y2="9.601cm" draw:start-shape="id15" draw:start-glue-point="10" draw:end-shape="id16" draw:end-glue-point="6" svg:d="M15351 9552l2567 49">
            <text:p/>
          </draw:connector>
          <draw:connector draw:style-name="gr27" draw:text-style-name="P1" draw:layer="layout" draw:type="line" svg:x1="18.129cm" svg:y1="10.116cm" svg:x2="16.945cm" svg:y2="11.569cm" draw:start-shape="id16" draw:start-glue-point="7" draw:end-shape="id17" draw:end-glue-point="11" svg:d="M18129 10116l-1184 1453">
            <text:p/>
          </draw:connector>
          <draw:connector draw:style-name="gr19" draw:text-style-name="P1" draw:layer="layout" draw:type="line" svg:x1="14.631cm" svg:y1="10.28cm" svg:x2="15.926cm" svg:y2="11.569cm" draw:start-shape="id15" draw:start-glue-point="8" draw:end-shape="id17" draw:end-glue-point="5" svg:d="M14631 10280l1295 1289">
            <text:p/>
          </draw:connector>
          <draw:connector draw:style-name="gr27" draw:text-style-name="P1" draw:layer="layout" draw:type="line" svg:x1="18.639cm" svg:y1="10.329cm" svg:x2="17.062cm" svg:y2="14.616cm" draw:start-shape="id16" draw:start-glue-point="8" draw:end-shape="id18" draw:end-glue-point="11" svg:d="M18639 10329l-1577 4287">
            <text:p/>
          </draw:connector>
          <draw:connector draw:style-name="gr27" draw:text-style-name="P1" draw:layer="layout" draw:type="line" svg:x1="14.121cm" svg:y1="10.067cm" svg:x2="15.832cm" svg:y2="15.131cm" draw:start-shape="id15" draw:start-glue-point="7" draw:end-shape="id18" draw:end-glue-point="6" svg:d="M14121 10067l1711 5064">
            <text:p/>
          </draw:connector>
          <draw:connector draw:style-name="gr19" draw:text-style-name="P1" draw:layer="layout" draw:type="line" svg:x1="16.436cm" svg:y1="12.811cm" svg:x2="16.553cm" svg:y2="14.403cm" draw:start-shape="id17" draw:start-glue-point="8" draw:end-shape="id18" draw:end-glue-point="4" svg:d="M16436 12811l117 1592">
            <text:p/>
          </draw:connector>
          <draw:connector draw:style-name="gr27" draw:text-style-name="P1" draw:layer="layout" draw:type="line" svg:x1="7.631cm" svg:y1="5.665cm" svg:x2="9.255cm" svg:y2="6.3cm" draw:start-shape="id19" draw:start-glue-point="10" draw:end-shape="id20" draw:end-glue-point="6" svg:d="M7631 5665l1624 635">
            <text:p/>
          </draw:connector>
          <draw:connector draw:style-name="gr27" draw:text-style-name="P1" draw:layer="layout" draw:type="line" svg:x1="6.19cm" svg:y1="5.665cm" svg:x2="4.626cm" svg:y2="7.055cm" draw:start-shape="id19" draw:start-glue-point="6" draw:end-shape="id21" draw:end-glue-point="11" svg:d="M6190 5665l-1564 1390">
            <text:p/>
          </draw:connector>
          <draw:connector draw:style-name="gr19" draw:text-style-name="P1" draw:layer="layout" draw:type="line" svg:x1="6.401cm" svg:y1="6.18cm" svg:x2="5.895cm" svg:y2="12.372cm" draw:start-shape="id19" draw:start-glue-point="7" draw:end-shape="id22" draw:end-glue-point="4" svg:d="M6401 6180l-506 6192">
            <text:p/>
          </draw:connector>
          <draw:connector draw:style-name="gr19" draw:text-style-name="P1" draw:layer="layout" draw:type="line" svg:x1="6.911cm" svg:y1="6.393cm" svg:x2="10.084cm" svg:y2="14.362cm" draw:start-shape="id19" draw:start-glue-point="8" draw:end-shape="id23" draw:end-glue-point="5" svg:d="M6911 6393l3173 7969">
            <text:p/>
          </draw:connector>
          <draw:connector draw:style-name="gr19" draw:text-style-name="P1" draw:layer="layout" draw:type="line" svg:x1="4.626cm" svg:y1="8.085cm" svg:x2="12.115cm" svg:y2="10.425cm" draw:start-shape="id21" draw:start-glue-point="9" draw:end-shape="id24" draw:end-glue-point="5" svg:d="M4626 8085l7489 2340">
            <text:p/>
          </draw:connector>
          <draw:connector draw:style-name="gr19" draw:text-style-name="P1" draw:layer="layout" draw:type="line" svg:x1="9.466cm" svg:y1="6.815cm" svg:x2="6.404cm" svg:y2="12.585cm" draw:start-shape="id20" draw:start-glue-point="7" draw:end-shape="id22" draw:end-glue-point="11" svg:d="M9466 6815l-3062 5770">
            <text:p/>
          </draw:connector>
          <draw:connector draw:style-name="gr19" draw:text-style-name="P1" draw:layer="layout" draw:type="line" svg:x1="9.976cm" svg:y1="7.028cm" svg:x2="10.594cm" svg:y2="14.149cm" draw:start-shape="id20" draw:start-glue-point="8" draw:end-shape="id23" draw:end-glue-point="4" svg:d="M9976 7028l618 7121">
            <text:p/>
          </draw:connector>
          <draw:connector draw:style-name="gr19" draw:text-style-name="P1" draw:layer="layout" draw:type="line" svg:x1="5.328cm" svg:y1="10.378cm" svg:x2="11.904cm" svg:y2="10.94cm" draw:start-shape="id25" draw:start-glue-point="10" draw:end-shape="id24" draw:end-glue-point="6" svg:d="M5328 10378l6576 562">
            <text:p/>
          </draw:connector>
          <draw:connector draw:style-name="gr27" draw:text-style-name="P1" draw:layer="layout" draw:type="line" svg:x1="4.097cm" svg:y1="9.863cm" svg:x2="4.116cm" svg:y2="8.298cm" draw:start-shape="id25" draw:start-glue-point="5" draw:end-shape="id21" draw:end-glue-point="8" svg:d="M4097 9863l19-1565">
            <text:p/>
          </draw:connector>
          <draw:connector draw:style-name="gr27" draw:text-style-name="P1" draw:layer="layout" draw:type="line" svg:x1="12.115cm" svg:y1="11.455cm" svg:x2="6.615cm" svg:y2="13.099cm" draw:start-shape="id24" draw:start-glue-point="7" draw:end-shape="id22" draw:end-glue-point="10" svg:d="M12115 11455l-5500 1644">
            <text:p/>
          </draw:connector>
          <draw:connector draw:style-name="gr19" draw:text-style-name="P1" draw:layer="layout" draw:type="line" svg:x1="6.404cm" svg:y1="13.614cm" svg:x2="9.873cm" svg:y2="14.877cm" draw:start-shape="id22" draw:start-glue-point="9" draw:end-shape="id23" draw:end-glue-point="6" svg:d="M6404 13614l3469 1263">
            <text:p/>
          </draw:connector>
          <draw:connector draw:style-name="gr27" draw:text-style-name="P1" draw:layer="layout" draw:type="curve" draw:line-skew="-0.66cm" svg:x1="10.084cm" svg:y1="15.392cm" svg:x2="3.606cm" svg:y2="7.055cm" draw:start-shape="id23" draw:start-glue-point="7" draw:end-shape="id21" draw:end-glue-point="5" svg:d="M10084 15392c-11850 0-8611-8337-6478-8337">
            <text:p/>
          </draw:connector>
          <draw:connector draw:style-name="gr19" draw:text-style-name="P1" draw:layer="layout" draw:type="line" svg:x1="11.103cm" svg:y1="14.362cm" svg:x2="12.625cm" svg:y2="11.668cm" draw:start-shape="id23" draw:start-glue-point="11" draw:end-shape="id24" draw:end-glue-point="8" svg:d="M11103 14362l1522-2694">
            <text:p/>
          </draw:connector>
          <draw:frame draw:style-name="gr28" draw:text-style-name="P11" draw:layer="layout" svg:width="0.976cm" svg:height="0.738cm" svg:x="8.012cm" svg:y="4.937cm">
            <draw:text-box>
              <text:p><text:span text:style-name="T10">12</text:span></text:p>
            </draw:text-box>
          </draw:frame>
          <draw:frame draw:style-name="gr28" draw:text-style-name="P11" draw:layer="layout" svg:width="0.976cm" svg:height="0.738cm" svg:x="11.033cm" svg:y="9.279cm">
            <draw:text-box>
              <text:p><text:span text:style-name="T10">34</text:span></text:p>
            </draw:text-box>
          </draw:frame>
          <draw:frame draw:style-name="gr28" draw:text-style-name="P11" draw:layer="layout" svg:width="0.976cm" svg:height="0.738cm" svg:x="7.29cm" svg:y="7.374cm">
            <draw:text-box>
              <text:p><text:span text:style-name="T10">73</text:span></text:p>
            </draw:text-box>
          </draw:frame>
          <draw:frame draw:style-name="gr28" draw:text-style-name="P11" draw:layer="layout" svg:width="0.976cm" svg:height="0.738cm" svg:x="5.104cm" svg:y="11.287cm">
            <draw:text-box>
              <text:p><text:span text:style-name="T10">71</text:span></text:p>
            </draw:text-box>
          </draw:frame>
          <draw:frame draw:style-name="gr28" draw:text-style-name="P11" draw:layer="layout" svg:width="0.976cm" svg:height="0.738cm" svg:x="4.837cm" svg:y="5.572cm">
            <draw:text-box>
              <text:p><text:span text:style-name="T10">23</text:span></text:p>
            </draw:text-box>
          </draw:frame>
          <draw:frame draw:style-name="gr28" draw:text-style-name="P11" draw:layer="layout" svg:width="0.976cm" svg:height="0.738cm" svg:x="10.057cm" svg:y="7.374cm">
            <draw:text-box>
              <text:p><text:span text:style-name="T10">65</text:span></text:p>
            </draw:text-box>
          </draw:frame>
          <draw:frame draw:style-name="gr29" draw:text-style-name="P11" draw:layer="layout" svg:width="0.976cm" svg:height="0.738cm" svg:x="8.406cm" svg:y="6.866cm">
            <draw:text-box>
              <text:p><text:span text:style-name="T10">45</text:span></text:p>
            </draw:text-box>
          </draw:frame>
          <draw:frame draw:style-name="gr28" draw:text-style-name="P11" draw:layer="layout" svg:width="0.976cm" svg:height="0.738cm" svg:x="17.41cm" svg:y="7.501cm">
            <draw:text-box>
              <text:p><text:span text:style-name="T10">31</text:span></text:p>
            </draw:text-box>
          </draw:frame>
          <draw:frame draw:style-name="gr28" draw:text-style-name="P11" draw:layer="layout" svg:width="0.976cm" svg:height="0.738cm" svg:x="14.362cm" svg:y="7.223cm">
            <draw:text-box>
              <text:p><text:span text:style-name="T10">15</text:span></text:p>
            </draw:text-box>
          </draw:frame>
          <draw:frame draw:style-name="gr28" draw:text-style-name="P11" draw:layer="layout" svg:width="0.976cm" svg:height="0.738cm" svg:x="16.053cm" svg:y="8.874cm">
            <draw:text-box>
              <text:p><text:span text:style-name="T10">48</text:span></text:p>
            </draw:text-box>
          </draw:frame>
          <draw:frame draw:style-name="gr28" draw:text-style-name="P11" draw:layer="layout" svg:width="0.976cm" svg:height="0.738cm" svg:x="16.648cm" svg:y="10.295cm">
            <draw:text-box>
              <text:p><text:span text:style-name="T10">32</text:span></text:p>
            </draw:text-box>
          </draw:frame>
          <draw:frame draw:style-name="gr28" draw:text-style-name="P11" draw:layer="layout" svg:width="0.976cm" svg:height="0.738cm" svg:x="18.045cm" svg:y="12.073cm">
            <draw:text-box>
              <text:p><text:span text:style-name="T10">29</text:span></text:p>
            </draw:text-box>
          </draw:frame>
          <draw:frame draw:style-name="gr29" draw:text-style-name="P11" draw:layer="layout" svg:width="0.976cm" svg:height="0.738cm" svg:x="15.037cm" svg:y="10.295cm">
            <draw:text-box>
              <text:p><text:span text:style-name="T10">51</text:span></text:p>
            </draw:text-box>
          </draw:frame>
          <draw:frame draw:style-name="gr28" draw:text-style-name="P11" draw:layer="layout" svg:width="0.976cm" svg:height="0.738cm" svg:x="13.999cm" svg:y="12.883cm">
            <draw:text-box>
              <text:p><text:span text:style-name="T10">24</text:span></text:p>
            </draw:text-box>
          </draw:frame>
          <draw:frame draw:style-name="gr28" draw:text-style-name="P11" draw:layer="layout" svg:width="0.976cm" svg:height="0.738cm" svg:x="15.672cm" svg:y="13.192cm">
            <draw:text-box>
              <text:p><text:span text:style-name="T10">47</text:span></text:p>
            </draw:text-box>
          </draw:frame>
          <draw:frame draw:style-name="gr28" draw:text-style-name="P11" draw:layer="layout" svg:width="0.976cm" svg:height="0.738cm" svg:x="10.679cm" svg:y="10.295cm">
            <draw:text-box>
              <text:p><text:span text:style-name="T10">81</text:span></text:p>
            </draw:text-box>
          </draw:frame>
          <draw:frame draw:style-name="gr30" draw:text-style-name="P11" draw:layer="layout" svg:width="0.739cm" svg:height="0.738cm" svg:x="4.202cm" svg:y="8.517cm">
            <draw:text-box>
              <text:p><text:span text:style-name="T10">3</text:span></text:p>
            </draw:text-box>
          </draw:frame>
          <draw:frame draw:style-name="gr29" draw:text-style-name="P11" draw:layer="layout" svg:width="0.976cm" svg:height="0.738cm" svg:x="11.695cm" svg:y="13.065cm">
            <draw:text-box>
              <text:p><text:span text:style-name="T10">51</text:span></text:p>
            </draw:text-box>
          </draw:frame>
          <draw:frame draw:style-name="gr28" draw:text-style-name="P11" draw:layer="layout" svg:width="0.976cm" svg:height="0.738cm" svg:x="6.996cm" svg:y="12.073cm">
            <draw:text-box>
              <text:p><text:span text:style-name="T10">32</text:span></text:p>
            </draw:text-box>
          </draw:frame>
          <draw:connector draw:style-name="gr27" draw:text-style-name="P1" draw:layer="layout" draw:type="curve" svg:x1="12.625cm" svg:y1="10.212cm" svg:x2="6.911cm" svg:y2="4.937cm" draw:start-shape="id24" draw:start-glue-point="4" draw:end-shape="id19" draw:end-glue-point="4" svg:d="M12625 10212c0-8739-5714-6101-5714-5275">
            <text:p/>
          </draw:connector>
          <draw:frame draw:style-name="gr28" draw:text-style-name="P11" draw:layer="layout" svg:width="0.976cm" svg:height="0.738cm" svg:x="6.588cm" svg:y="3.794cm">
            <draw:text-box>
              <text:p><text:span text:style-name="T10">21</text:span></text:p>
            </draw:text-box>
          </draw:frame>
          <draw:frame draw:style-name="gr28" draw:text-style-name="P11" draw:layer="layout" svg:width="0.976cm" svg:height="0.738cm" svg:x="8.306cm" svg:y="13.597cm">
            <draw:text-box>
              <text:p><text:span text:style-name="T10">69</text:span></text:p>
            </draw:text-box>
          </draw:frame>
          <draw:frame draw:style-name="gr30" draw:text-style-name="P11" draw:layer="layout" svg:width="0.739cm" svg:height="0.738cm" svg:x="8.647cm" svg:y="15.502cm">
            <draw:text-box>
              <text:p><text:span text:style-name="T10">5</text:span></text:p>
            </draw:text-box>
          </draw:frame>
          <draw:connector draw:style-name="gr19" draw:text-style-name="P1" draw:layer="layout" draw:type="curve" svg:x1="3.395cm" svg:y1="7.57cm" svg:x2="5.174cm" svg:y2="13.099cm" draw:start-shape="id21" draw:start-glue-point="6" draw:end-shape="id22" draw:end-glue-point="6" svg:d="M3395 7570c-826 0-1716 5529 1779 5529">
            <text:p/>
          </draw:connector>
          <draw:frame draw:style-name="gr28" draw:text-style-name="P11" draw:layer="layout" svg:width="0.976cm" svg:height="0.738cm" svg:x="4.075cm" svg:y="12.073cm">
            <draw:text-box>
              <text:p><text:span text:style-name="T10">64</text:span></text:p>
            </draw:text-box>
          </draw:frame>
          <draw:frame draw:style-name="gr31" draw:text-style-name="P8" draw:layer="layout" svg:width="17.372cm" svg:height="3.461cm" svg:x="2.17cm" svg:y="17.129cm">
            <draw:text-box>
              <text:p><text:span text:style-name="T11">This graph is</text:span><text:span text:style-name="T12"> </text:span><text:span text:style-name="T13">not connected</text:span><text:span text:style-name="T11">. There is </text:span><text:span text:style-name="T13">no MST</text:span><text:span text:style-name="T11"> .</text:span></text:p>
              <text:p><text:span text:style-name="T14"/></text:p>
            </draw:text-box>
          </draw:frame>
          <draw:custom-shape draw:style-name="gr32" draw:text-style-name="P1" draw:layer="layout" svg:width="4.699cm" svg:height="9.652cm" svg:x="21.574cm" svg:y="9.636cm">
            <text:p text:style-name="P1"><text:span text:style-name="T15">10 edges selected <text:s/></text:span></text:p>
            <text:p text:style-name="P1"><text:span text:style-name="T15">&lt; (12 – 1)</text:span></text:p>
            <text:p text:style-name="P1"><text:span text:style-name="T15">No MST.</text:span><text:span text:style-name="T16"> </text:span><text:span text:style-name="T11"><text:s/></text:span></text:p>
            <text:p text:style-name="P1"><text:span text:style-name="T17"/></text:p>
            <text:p text:style-name="P1"><text:span text:style-name="T17">V1 <text:s text:c="2"/>V2 <text:s text:c="5"/>W </text:span></text:p>
            <text:p text:style-name="P1"><text:span text:style-name="T17">-----------------</text:span></text:p>
            <text:p text:style-name="P1"><text:span text:style-name="T17"><text:s/></text:span><text:span text:style-name="T17">7 <text:s text:c="2"/>11 <text:s text:c="7"/>3</text:span></text:p>
            <text:p text:style-name="P1"><text:span text:style-name="T17"><text:s/></text:span><text:span text:style-name="T17">9 <text:s text:c="2"/>11 <text:s text:c="7"/>5</text:span></text:p>
            <text:p text:style-name="P1"><text:span text:style-name="T17"><text:s/></text:span><text:span text:style-name="T17">1 <text:s text:c="3"/>2 <text:s text:c="6"/>12</text:span></text:p>
            <text:p text:style-name="P1"><text:span text:style-name="T17"><text:s/></text:span><text:span text:style-name="T17">3 <text:s text:c="3"/>5 <text:s text:c="6"/>15</text:span></text:p>
            <text:p text:style-name="P1"><text:span text:style-name="T17"><text:s/></text:span><text:span text:style-name="T17">1 <text:s text:c="3"/>8 <text:s text:c="6"/>21</text:span></text:p>
            <text:p text:style-name="P1"><text:span text:style-name="T17"><text:s/></text:span><text:span text:style-name="T17">1 <text:s text:c="2"/>11 <text:s text:c="6"/>23</text:span></text:p>
            <text:p text:style-name="P1"><text:span text:style-name="T17"><text:s/></text:span><text:span text:style-name="T17">5 <text:s text:c="2"/>12 <text:s text:c="6"/>24</text:span></text:p>
            <text:p text:style-name="P1"><text:span text:style-name="T17"><text:s/></text:span><text:span text:style-name="T17">4 <text:s text:c="2"/>12 <text:s text:c="6"/>29</text:span></text:p>
            <text:p text:style-name="P1"><text:span text:style-name="T17"><text:s/></text:span><text:span text:style-name="T17">4 <text:s text:c="3"/>6 <text:s text:c="6"/>32</text:span></text:p>
            <text:p text:style-name="P1"><text:span text:style-name="T17"><text:s/></text:span><text:span text:style-name="T17">8 <text:s text:c="2"/>10 <text:s text:c="5"/>32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2_20_Dots_20_3_20_Dashes" svg:stroke-color="#ff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ar Bessedik</meta:initial-creator>
    <meta:creation-date>2018-05-01T11:41:58.78</meta:creation-date>
    <dc:date>2018-05-08T20:48:26.56</dc:date>
    <dc:creator>Amar Bessedik</dc:creator>
    <meta:editing-duration>P2DT6H12M23S</meta:editing-duration>
    <meta:editing-cycles>5</meta:editing-cycles>
    <meta:generator>OpenOffice/4.1.1$Win32 OpenOffice.org_project/411m6$Build-9775</meta:generator>
    <meta:document-statistic meta:object-count="213"/>
  </office:meta>
</office:document-meta>
</file>